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60325" style:font-name="arial" style:font-size-asian="12pt" style:font-size-complex="12pt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160325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60325" style:font-name="arial" style:font-size-asian="11pt" style:font-size-complex="11pt" style:text-underline-style="none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60325" style:font-name="Arial" style:font-size-asian="10pt" style:font-size-complex="10pt"/>
    </style:style>
    <style:style style:family="paragraph" style:name="P6" style:parent-style-name="UrbanBody">
      <style:text-properties style:font-name="arial" style:text-underline-style="none"/>
    </style:style>
    <style:style style:family="paragraph" style:name="P7" style:parent-style-name="UrbanBody">
      <style:text-properties fo:font-size="12pt" style:font-name="arial" style:font-size-asian="12pt" style:font-size-complex="12pt" style:text-underline-style="none"/>
    </style:style>
    <style:style style:family="paragraph" style:name="P8" style:parent-style-name="UrbanTitle">
      <style:text-properties officeooo:paragraph-rsid="00160325" style:font-name="arial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9">do text</text:span></text:p><text:p text:style-name="P9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6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6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8">Frais d'enquête</text:p>
      <text:p text:style-name="P6"/>
      <text:p text:style-name="P6"><text:span text:style-name="T8"/></text:p>
      <text:p text:style-name="P6"/>
      <text:p text:style-name="P6"><office:annotation><dc:creator>Gauthier Bastien</dc:creator><dc:date>2011-02-16T16:12:24</dc:date><text:p text:style-name="P9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9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7"/>
      <text:p text:style-name="P6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6"/>
      <text:p text:style-name="P6">Dès à présent, en vertu des dispositions de la délibération prise par le Conseil Communal en séance du [XXX], nous sommes dans l'obligation de vous réclamer le coût des frais d'expédition par la poste.</text:p>
      <text:p text:style-name="P6"/>
      <text:p text:style-name="P6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6"/>
      <text:p text:style-name="P6">Cette somme est à verser sur le compte 091-0124517-95 en indiquant la référence suivante : Frais postaux permis d'urbanisme.</text:p>
      <text:p text:style-name="P6"/>
      <text:p text:style-name="P6">Nous vous souhaitons bonne réception de la présente et vous prions d'agréer, Monsieur, l'expression <text:s/>de nos sentiments distingués.</text:p>
      <text:p text:style-name="P6"/>
      <text:p text:style-name="P6"><text:text-input text:description="xxx le xxx">urbanEventObj.getFormattedDate(withCityNamePrefix=True)</text:text-input></text:p>
      <text:p text:style-name="P6"/>
      <text:p text:style-name="P6"><office:annotation><dc:creator>Gauthier Bastien</dc:creator><dc:date>2011-01-13T14:56:41</dc:date><text:p text:style-name="P9"><text:span text:style-name="T9">do text</text:span></text:p><text:p text:style-name="P9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60325" style:font-name="arial" style:font-size-asian="12pt" style:font-size-complex="12pt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160325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60325" style:font-name="arial" style:font-size-asian="11pt" style:font-size-complex="11pt" style:text-underline-style="none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60325" style:font-name="Arial" style:font-size-asian="10pt" style:font-size-complex="10pt"/>
    </style:style>
    <style:style style:family="paragraph" style:name="P6" style:parent-style-name="UrbanBody">
      <style:text-properties style:font-name="arial" style:text-underline-style="none"/>
    </style:style>
    <style:style style:family="paragraph" style:name="P7" style:parent-style-name="UrbanBody">
      <style:text-properties fo:font-size="12pt" style:font-name="arial" style:font-size-asian="12pt" style:font-size-complex="12pt" style:text-underline-style="none"/>
    </style:style>
    <style:style style:family="paragraph" style:name="P8" style:parent-style-name="UrbanTitle">
      <style:text-properties officeooo:paragraph-rsid="00160325" style:font-name="arial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9">do text</text:span></text:p><text:p text:style-name="P9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6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6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8">Frais d'enquête</text:p>
      <text:p text:style-name="P6"/>
      <text:p text:style-name="P6"><text:span text:style-name="T8"/></text:p>
      <text:p text:style-name="P6"/>
      <text:p text:style-name="P6"><office:annotation><dc:creator>Gauthier Bastien</dc:creator><dc:date>2011-02-16T16:12:24</dc:date><text:p text:style-name="P9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9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7"/>
      <text:p text:style-name="P6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6"/>
      <text:p text:style-name="P6">Dès à présent, en vertu des dispositions de la délibération prise par le Conseil Communal en séance du [XXX], nous sommes dans l'obligation de vous réclamer le coût des frais d'expédition par la poste.</text:p>
      <text:p text:style-name="P6"/>
      <text:p text:style-name="P6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6"/>
      <text:p text:style-name="P6">Cette somme est à verser sur le compte 091-0124517-95 en indiquant la référence suivante : Frais postaux permis d'urbanisme.</text:p>
      <text:p text:style-name="P6"/>
      <text:p text:style-name="P6">Nous vous souhaitons bonne réception de la présente et vous prions d'agréer, Monsieur, l'expression <text:s/>de nos sentiments distingués.</text:p>
      <text:p text:style-name="P6"/>
      <text:p text:style-name="P6"><text:text-input text:description="xxx le xxx">urbanEventObj.getFormattedDate(withCityNamePrefix=True)</text:text-input></text:p>
      <text:p text:style-name="P6"/>
      <text:p text:style-name="P6"><office:annotation><dc:creator>Gauthier Bastien</dc:creator><dc:date>2011-01-13T14:56:41</dc:date><text:p text:style-name="P9"><text:span text:style-name="T9">do text</text:span></text:p><text:p text:style-name="P9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60325" style:font-name="arial" style:font-size-asian="12pt" style:font-size-complex="12pt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160325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60325" style:font-name="arial" style:font-size-asian="11pt" style:font-size-complex="11pt" style:text-underline-style="none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60325" style:font-name="Arial" style:font-size-asian="10pt" style:font-size-complex="10pt"/>
    </style:style>
    <style:style style:family="paragraph" style:name="P6" style:parent-style-name="UrbanBody">
      <style:text-properties style:font-name="arial" style:text-underline-style="none"/>
    </style:style>
    <style:style style:family="paragraph" style:name="P7" style:parent-style-name="UrbanBody">
      <style:text-properties fo:font-size="12pt" style:font-name="arial" style:font-size-asian="12pt" style:font-size-complex="12pt" style:text-underline-style="none"/>
    </style:style>
    <style:style style:family="paragraph" style:name="P8" style:parent-style-name="UrbanTitle">
      <style:text-properties officeooo:paragraph-rsid="00160325" style:font-name="arial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9">do text</text:span></text:p><text:p text:style-name="P9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6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6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8">Frais d'enquête</text:p>
      <text:p text:style-name="P6"/>
      <text:p text:style-name="P6"><text:span text:style-name="T8"/></text:p>
      <text:p text:style-name="P6"/>
      <text:p text:style-name="P6"><office:annotation><dc:creator>Gauthier Bastien</dc:creator><dc:date>2011-02-16T16:12:24</dc:date><text:p text:style-name="P9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9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7"/>
      <text:p text:style-name="P6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6"/>
      <text:p text:style-name="P6">Dès à présent, en vertu des dispositions de la délibération prise par le Conseil Communal en séance du [XXX], nous sommes dans l'obligation de vous réclamer le coût des frais d'expédition par la poste.</text:p>
      <text:p text:style-name="P6"/>
      <text:p text:style-name="P6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6"/>
      <text:p text:style-name="P6">Cette somme est à verser sur le compte 091-0124517-95 en indiquant la référence suivante : Frais postaux permis d'urbanisme.</text:p>
      <text:p text:style-name="P6"/>
      <text:p text:style-name="P6">Nous vous souhaitons bonne réception de la présente et vous prions d'agréer, Monsieur, l'expression <text:s/>de nos sentiments distingués.</text:p>
      <text:p text:style-name="P6"/>
      <text:p text:style-name="P6"><text:text-input text:description="xxx le xxx">urbanEventObj.getFormattedDate(withCityNamePrefix=True)</text:text-input></text:p>
      <text:p text:style-name="P6"/>
      <text:p text:style-name="P6"><office:annotation><dc:creator>Gauthier Bastien</dc:creator><dc:date>2011-01-13T14:56:41</dc:date><text:p text:style-name="P9"><text:span text:style-name="T9">do text</text:span></text:p><text:p text:style-name="P9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60325" style:font-name="arial" style:font-size-asian="12pt" style:font-size-complex="12pt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160325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60325" style:font-name="arial" style:font-size-asian="11pt" style:font-size-complex="11pt" style:text-underline-style="none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60325" style:font-name="Arial" style:font-size-asian="10pt" style:font-size-complex="10pt"/>
    </style:style>
    <style:style style:family="paragraph" style:name="P6" style:parent-style-name="UrbanBody">
      <style:text-properties style:font-name="arial" style:text-underline-style="none"/>
    </style:style>
    <style:style style:family="paragraph" style:name="P7" style:parent-style-name="UrbanBody">
      <style:text-properties fo:font-size="12pt" style:font-name="arial" style:font-size-asian="12pt" style:font-size-complex="12pt" style:text-underline-style="none"/>
    </style:style>
    <style:style style:family="paragraph" style:name="P8" style:parent-style-name="UrbanTitle">
      <style:text-properties officeooo:paragraph-rsid="00160325" style:font-name="arial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9">do text</text:span></text:p><text:p text:style-name="P9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6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6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8">Frais d'enquête</text:p>
      <text:p text:style-name="P6"/>
      <text:p text:style-name="P6"><text:span text:style-name="T8"/></text:p>
      <text:p text:style-name="P6"/>
      <text:p text:style-name="P6"><office:annotation><dc:creator>Gauthier Bastien</dc:creator><dc:date>2011-02-16T16:12:24</dc:date><text:p text:style-name="P9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9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7"/>
      <text:p text:style-name="P6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6"/>
      <text:p text:style-name="P6">Dès à présent, en vertu des dispositions de la délibération prise par le Conseil Communal en séance du [XXX], nous sommes dans l'obligation de vous réclamer le coût des frais d'expédition par la poste.</text:p>
      <text:p text:style-name="P6"/>
      <text:p text:style-name="P6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6"/>
      <text:p text:style-name="P6">Cette somme est à verser sur le compte 091-0124517-95 en indiquant la référence suivante : Frais postaux permis d'urbanisme.</text:p>
      <text:p text:style-name="P6"/>
      <text:p text:style-name="P6">Nous vous souhaitons bonne réception de la présente et vous prions d'agréer, Monsieur, l'expression <text:s/>de nos sentiments distingués.</text:p>
      <text:p text:style-name="P6"/>
      <text:p text:style-name="P6"><text:text-input text:description="xxx le xxx">urbanEventObj.getFormattedDate(withCityNamePrefix=True)</text:text-input></text:p>
      <text:p text:style-name="P6"/>
      <text:p text:style-name="P6"><office:annotation><dc:creator>Gauthier Bastien</dc:creator><dc:date>2011-01-13T14:56:41</dc:date><text:p text:style-name="P9"><text:span text:style-name="T9">do text</text:span></text:p><text:p text:style-name="P9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60325" style:font-name="arial" style:font-size-asian="12pt" style:font-size-complex="12pt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160325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60325" style:font-name="arial" style:font-size-asian="11pt" style:font-size-complex="11pt" style:text-underline-style="none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60325" style:font-name="Arial" style:font-size-asian="10pt" style:font-size-complex="10pt"/>
    </style:style>
    <style:style style:family="paragraph" style:name="P6" style:parent-style-name="UrbanBody">
      <style:text-properties style:font-name="arial" style:text-underline-style="none"/>
    </style:style>
    <style:style style:family="paragraph" style:name="P7" style:parent-style-name="UrbanBody">
      <style:text-properties fo:font-size="12pt" style:font-name="arial" style:font-size-asian="12pt" style:font-size-complex="12pt" style:text-underline-style="none"/>
    </style:style>
    <style:style style:family="paragraph" style:name="P8" style:parent-style-name="UrbanTitle">
      <style:text-properties officeooo:paragraph-rsid="00160325" style:font-name="arial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9">do text</text:span></text:p><text:p text:style-name="P9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6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6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8">Frais d'enquête</text:p>
      <text:p text:style-name="P6"/>
      <text:p text:style-name="P6"><text:span text:style-name="T8"/></text:p>
      <text:p text:style-name="P6"/>
      <text:p text:style-name="P6"><office:annotation><dc:creator>Gauthier Bastien</dc:creator><dc:date>2011-02-16T16:12:24</dc:date><text:p text:style-name="P9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9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7"/>
      <text:p text:style-name="P6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6"/>
      <text:p text:style-name="P6">Dès à présent, en vertu des dispositions de la délibération prise par le Conseil Communal en séance du [XXX], nous sommes dans l'obligation de vous réclamer le coût des frais d'expédition par la poste.</text:p>
      <text:p text:style-name="P6"/>
      <text:p text:style-name="P6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6"/>
      <text:p text:style-name="P6">Cette somme est à verser sur le compte 091-0124517-95 en indiquant la référence suivante : Frais postaux permis d'urbanisme.</text:p>
      <text:p text:style-name="P6"/>
      <text:p text:style-name="P6">Nous vous souhaitons bonne réception de la présente et vous prions d'agréer, Monsieur, l'expression <text:s/>de nos sentiments distingués.</text:p>
      <text:p text:style-name="P6"/>
      <text:p text:style-name="P6"><text:text-input text:description="xxx le xxx">urbanEventObj.getFormattedDate(withCityNamePrefix=True)</text:text-input></text:p>
      <text:p text:style-name="P6"/>
      <text:p text:style-name="P6"><office:annotation><dc:creator>Gauthier Bastien</dc:creator><dc:date>2011-01-13T14:56:41</dc:date><text:p text:style-name="P9"><text:span text:style-name="T9">do text</text:span></text:p><text:p text:style-name="P9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60325" style:font-name="arial" style:font-size-asian="12pt" style:font-size-complex="12pt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160325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60325" style:font-name="arial" style:font-size-asian="11pt" style:font-size-complex="11pt" style:text-underline-style="none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60325" style:font-name="Arial" style:font-size-asian="10pt" style:font-size-complex="10pt"/>
    </style:style>
    <style:style style:family="paragraph" style:name="P6" style:parent-style-name="UrbanBody">
      <style:text-properties style:font-name="arial" style:text-underline-style="none"/>
    </style:style>
    <style:style style:family="paragraph" style:name="P7" style:parent-style-name="UrbanBody">
      <style:text-properties fo:font-size="12pt" style:font-name="arial" style:font-size-asian="12pt" style:font-size-complex="12pt" style:text-underline-style="none"/>
    </style:style>
    <style:style style:family="paragraph" style:name="P8" style:parent-style-name="UrbanTitle">
      <style:text-properties officeooo:paragraph-rsid="00160325" style:font-name="arial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9">do text</text:span></text:p><text:p text:style-name="P9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6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6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8">Frais d'enquête</text:p>
      <text:p text:style-name="P6"/>
      <text:p text:style-name="P6"><text:span text:style-name="T8"/></text:p>
      <text:p text:style-name="P6"/>
      <text:p text:style-name="P6"><office:annotation><dc:creator>Gauthier Bastien</dc:creator><dc:date>2011-02-16T16:12:24</dc:date><text:p text:style-name="P9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9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7"/>
      <text:p text:style-name="P6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6"/>
      <text:p text:style-name="P6">Dès à présent, en vertu des dispositions de la délibération prise par le Conseil Communal en séance du [XXX], nous sommes dans l'obligation de vous réclamer le coût des frais d'expédition par la poste.</text:p>
      <text:p text:style-name="P6"/>
      <text:p text:style-name="P6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6"/>
      <text:p text:style-name="P6">Cette somme est à verser sur le compte 091-0124517-95 en indiquant la référence suivante : Frais postaux permis d'urbanisme.</text:p>
      <text:p text:style-name="P6"/>
      <text:p text:style-name="P6">Nous vous souhaitons bonne réception de la présente et vous prions d'agréer, Monsieur, l'expression <text:s/>de nos sentiments distingués.</text:p>
      <text:p text:style-name="P6"/>
      <text:p text:style-name="P6"><text:text-input text:description="xxx le xxx">urbanEventObj.getFormattedDate(withCityNamePrefix=True)</text:text-input></text:p>
      <text:p text:style-name="P6"/>
      <text:p text:style-name="P6"><office:annotation><dc:creator>Gauthier Bastien</dc:creator><dc:date>2011-01-13T14:56:41</dc:date><text:p text:style-name="P9"><text:span text:style-name="T9">do text</text:span></text:p><text:p text:style-name="P9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60325" style:font-name="arial" style:font-size-asian="12pt" style:font-size-complex="12pt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160325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60325" style:font-name="arial" style:font-size-asian="11pt" style:font-size-complex="11pt" style:text-underline-style="none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60325" style:font-name="Arial" style:font-size-asian="10pt" style:font-size-complex="10pt"/>
    </style:style>
    <style:style style:family="paragraph" style:name="P6" style:parent-style-name="UrbanBody">
      <style:text-properties style:font-name="arial" style:text-underline-style="none"/>
    </style:style>
    <style:style style:family="paragraph" style:name="P7" style:parent-style-name="UrbanBody">
      <style:text-properties fo:font-size="12pt" style:font-name="arial" style:font-size-asian="12pt" style:font-size-complex="12pt" style:text-underline-style="none"/>
    </style:style>
    <style:style style:family="paragraph" style:name="P8" style:parent-style-name="UrbanTitle">
      <style:text-properties officeooo:paragraph-rsid="00160325" style:font-name="arial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9">do text</text:span></text:p><text:p text:style-name="P9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6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6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8">Frais d'enquête</text:p>
      <text:p text:style-name="P6"/>
      <text:p text:style-name="P6"><text:span text:style-name="T8"/></text:p>
      <text:p text:style-name="P6"/>
      <text:p text:style-name="P6"><office:annotation><dc:creator>Gauthier Bastien</dc:creator><dc:date>2011-02-16T16:12:24</dc:date><text:p text:style-name="P9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9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7"/>
      <text:p text:style-name="P6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6"/>
      <text:p text:style-name="P6">Dès à présent, en vertu des dispositions de la délibération prise par le Conseil Communal en séance du [XXX], nous sommes dans l'obligation de vous réclamer le coût des frais d'expédition par la poste.</text:p>
      <text:p text:style-name="P6"/>
      <text:p text:style-name="P6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6"/>
      <text:p text:style-name="P6">Cette somme est à verser sur le compte 091-0124517-95 en indiquant la référence suivante : Frais postaux permis d'urbanisme.</text:p>
      <text:p text:style-name="P6"/>
      <text:p text:style-name="P6">Nous vous souhaitons bonne réception de la présente et vous prions d'agréer, Monsieur, l'expression <text:s/>de nos sentiments distingués.</text:p>
      <text:p text:style-name="P6"/>
      <text:p text:style-name="P6"><text:text-input text:description="xxx le xxx">urbanEventObj.getFormattedDate(withCityNamePrefix=True)</text:text-input></text:p>
      <text:p text:style-name="P6"/>
      <text:p text:style-name="P6"><office:annotation><dc:creator>Gauthier Bastien</dc:creator><dc:date>2011-01-13T14:56:41</dc:date><text:p text:style-name="P9"><text:span text:style-name="T9">do text</text:span></text:p><text:p text:style-name="P9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60325" style:font-name="arial" style:font-size-asian="12pt" style:font-size-complex="12pt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160325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60325" style:font-name="arial" style:font-size-asian="11pt" style:font-size-complex="11pt" style:text-underline-style="none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60325" style:font-name="Arial" style:font-size-asian="10pt" style:font-size-complex="10pt"/>
    </style:style>
    <style:style style:family="paragraph" style:name="P6" style:parent-style-name="UrbanBody">
      <style:text-properties style:font-name="arial" style:text-underline-style="none"/>
    </style:style>
    <style:style style:family="paragraph" style:name="P7" style:parent-style-name="UrbanBody">
      <style:text-properties fo:font-size="12pt" style:font-name="arial" style:font-size-asian="12pt" style:font-size-complex="12pt" style:text-underline-style="none"/>
    </style:style>
    <style:style style:family="paragraph" style:name="P8" style:parent-style-name="UrbanTitle">
      <style:text-properties officeooo:paragraph-rsid="00160325" style:font-name="arial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9">do text</text:span></text:p><text:p text:style-name="P9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6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6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8">Frais d'enquête</text:p>
      <text:p text:style-name="P6"/>
      <text:p text:style-name="P6"><text:span text:style-name="T8"/></text:p>
      <text:p text:style-name="P6"/>
      <text:p text:style-name="P6"><office:annotation><dc:creator>Gauthier Bastien</dc:creator><dc:date>2011-02-16T16:12:24</dc:date><text:p text:style-name="P9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9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7"/>
      <text:p text:style-name="P6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6"/>
      <text:p text:style-name="P6">Dès à présent, en vertu des dispositions de la délibération prise par le Conseil Communal en séance du [XXX], nous sommes dans l'obligation de vous réclamer le coût des frais d'expédition par la poste.</text:p>
      <text:p text:style-name="P6"/>
      <text:p text:style-name="P6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6"/>
      <text:p text:style-name="P6">Cette somme est à verser sur le compte 091-0124517-95 en indiquant la référence suivante : Frais postaux permis d'urbanisme.</text:p>
      <text:p text:style-name="P6"/>
      <text:p text:style-name="P6">Nous vous souhaitons bonne réception de la présente et vous prions d'agréer, Monsieur, l'expression <text:s/>de nos sentiments distingués.</text:p>
      <text:p text:style-name="P6"/>
      <text:p text:style-name="P6"><text:text-input text:description="xxx le xxx">urbanEventObj.getFormattedDate(withCityNamePrefix=True)</text:text-input></text:p>
      <text:p text:style-name="P6"/>
      <text:p text:style-name="P6"><office:annotation><dc:creator>Gauthier Bastien</dc:creator><dc:date>2011-01-13T14:56:41</dc:date><text:p text:style-name="P9"><text:span text:style-name="T9">do text</text:span></text:p><text:p text:style-name="P9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60325" style:font-name="arial" style:font-size-asian="12pt" style:font-size-complex="12pt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160325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60325" style:font-name="arial" style:font-size-asian="11pt" style:font-size-complex="11pt" style:text-underline-style="none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60325" style:font-name="Arial" style:font-size-asian="10pt" style:font-size-complex="10pt"/>
    </style:style>
    <style:style style:family="paragraph" style:name="P6" style:parent-style-name="UrbanBody">
      <style:text-properties style:font-name="arial" style:text-underline-style="none"/>
    </style:style>
    <style:style style:family="paragraph" style:name="P7" style:parent-style-name="UrbanBody">
      <style:text-properties fo:font-size="12pt" style:font-name="arial" style:font-size-asian="12pt" style:font-size-complex="12pt" style:text-underline-style="none"/>
    </style:style>
    <style:style style:family="paragraph" style:name="P8" style:parent-style-name="UrbanTitle">
      <style:text-properties officeooo:paragraph-rsid="00160325" style:font-name="arial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9">do text</text:span></text:p><text:p text:style-name="P9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6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6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8">Frais d'enquête</text:p>
      <text:p text:style-name="P6"/>
      <text:p text:style-name="P6"><text:span text:style-name="T8"/></text:p>
      <text:p text:style-name="P6"/>
      <text:p text:style-name="P6"><office:annotation><dc:creator>Gauthier Bastien</dc:creator><dc:date>2011-02-16T16:12:24</dc:date><text:p text:style-name="P9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9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7"/>
      <text:p text:style-name="P6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6"/>
      <text:p text:style-name="P6">Dès à présent, en vertu des dispositions de la délibération prise par le Conseil Communal en séance du [XXX], nous sommes dans l'obligation de vous réclamer le coût des frais d'expédition par la poste.</text:p>
      <text:p text:style-name="P6"/>
      <text:p text:style-name="P6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6"/>
      <text:p text:style-name="P6">Cette somme est à verser sur le compte 091-0124517-95 en indiquant la référence suivante : Frais postaux permis d'urbanisme.</text:p>
      <text:p text:style-name="P6"/>
      <text:p text:style-name="P6">Nous vous souhaitons bonne réception de la présente et vous prions d'agréer, Monsieur, l'expression <text:s/>de nos sentiments distingués.</text:p>
      <text:p text:style-name="P6"/>
      <text:p text:style-name="P6"><text:text-input text:description="xxx le xxx">urbanEventObj.getFormattedDate(withCityNamePrefix=True)</text:text-input></text:p>
      <text:p text:style-name="P6"/>
      <text:p text:style-name="P6"><office:annotation><dc:creator>Gauthier Bastien</dc:creator><dc:date>2011-01-13T14:56:41</dc:date><text:p text:style-name="P9"><text:span text:style-name="T9">do text</text:span></text:p><text:p text:style-name="P9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60325" style:font-name="arial" style:font-size-asian="12pt" style:font-size-complex="12pt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160325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60325" style:font-name="arial" style:font-size-asian="11pt" style:font-size-complex="11pt" style:text-underline-style="none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60325" style:font-name="Arial" style:font-size-asian="10pt" style:font-size-complex="10pt"/>
    </style:style>
    <style:style style:family="paragraph" style:name="P6" style:parent-style-name="UrbanBody">
      <style:text-properties style:font-name="arial" style:text-underline-style="none"/>
    </style:style>
    <style:style style:family="paragraph" style:name="P7" style:parent-style-name="UrbanBody">
      <style:text-properties fo:font-size="12pt" style:font-name="arial" style:font-size-asian="12pt" style:font-size-complex="12pt" style:text-underline-style="none"/>
    </style:style>
    <style:style style:family="paragraph" style:name="P8" style:parent-style-name="UrbanTitle">
      <style:text-properties officeooo:paragraph-rsid="00160325" style:font-name="arial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9">do text</text:span></text:p><text:p text:style-name="P9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6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6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8">Frais d'enquête</text:p>
      <text:p text:style-name="P6"/>
      <text:p text:style-name="P6"><text:span text:style-name="T8"/></text:p>
      <text:p text:style-name="P6"/>
      <text:p text:style-name="P6"><office:annotation><dc:creator>Gauthier Bastien</dc:creator><dc:date>2011-02-16T16:12:24</dc:date><text:p text:style-name="P9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9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7"/>
      <text:p text:style-name="P6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6"/>
      <text:p text:style-name="P6">Dès à présent, en vertu des dispositions de la délibération prise par le Conseil Communal en séance du [XXX], nous sommes dans l'obligation de vous réclamer le coût des frais d'expédition par la poste.</text:p>
      <text:p text:style-name="P6"/>
      <text:p text:style-name="P6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6"/>
      <text:p text:style-name="P6">Cette somme est à verser sur le compte 091-0124517-95 en indiquant la référence suivante : Frais postaux permis d'urbanisme.</text:p>
      <text:p text:style-name="P6"/>
      <text:p text:style-name="P6">Nous vous souhaitons bonne réception de la présente et vous prions d'agréer, Monsieur, l'expression <text:s/>de nos sentiments distingués.</text:p>
      <text:p text:style-name="P6"/>
      <text:p text:style-name="P6"><text:text-input text:description="xxx le xxx">urbanEventObj.getFormattedDate(withCityNamePrefix=True)</text:text-input></text:p>
      <text:p text:style-name="P6"/>
      <text:p text:style-name="P6"><office:annotation><dc:creator>Gauthier Bastien</dc:creator><dc:date>2011-01-13T14:56:41</dc:date><text:p text:style-name="P9"><text:span text:style-name="T9">do text</text:span></text:p><text:p text:style-name="P9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60325" style:font-name="arial" style:font-size-asian="12pt" style:font-size-complex="12pt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160325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60325" style:font-name="arial" style:font-size-asian="11pt" style:font-size-complex="11pt" style:text-underline-style="none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60325" style:font-name="Arial" style:font-size-asian="10pt" style:font-size-complex="10pt"/>
    </style:style>
    <style:style style:family="paragraph" style:name="P6" style:parent-style-name="UrbanBody">
      <style:text-properties style:font-name="arial" style:text-underline-style="none"/>
    </style:style>
    <style:style style:family="paragraph" style:name="P7" style:parent-style-name="UrbanBody">
      <style:text-properties fo:font-size="12pt" style:font-name="arial" style:font-size-asian="12pt" style:font-size-complex="12pt" style:text-underline-style="none"/>
    </style:style>
    <style:style style:family="paragraph" style:name="P8" style:parent-style-name="UrbanTitle">
      <style:text-properties officeooo:paragraph-rsid="00160325" style:font-name="arial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9">do text</text:span></text:p><text:p text:style-name="P9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6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6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8">Frais d'enquête</text:p>
      <text:p text:style-name="P6"/>
      <text:p text:style-name="P6"><text:span text:style-name="T8"/></text:p>
      <text:p text:style-name="P6"/>
      <text:p text:style-name="P6"><office:annotation><dc:creator>Gauthier Bastien</dc:creator><dc:date>2011-02-16T16:12:24</dc:date><text:p text:style-name="P9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9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7"/>
      <text:p text:style-name="P6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6"/>
      <text:p text:style-name="P6">Dès à présent, en vertu des dispositions de la délibération prise par le Conseil Communal en séance du [XXX], nous sommes dans l'obligation de vous réclamer le coût des frais d'expédition par la poste.</text:p>
      <text:p text:style-name="P6"/>
      <text:p text:style-name="P6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6"/>
      <text:p text:style-name="P6">Cette somme est à verser sur le compte 091-0124517-95 en indiquant la référence suivante : Frais postaux permis d'urbanisme.</text:p>
      <text:p text:style-name="P6"/>
      <text:p text:style-name="P6">Nous vous souhaitons bonne réception de la présente et vous prions d'agréer, Monsieur, l'expression <text:s/>de nos sentiments distingués.</text:p>
      <text:p text:style-name="P6"/>
      <text:p text:style-name="P6"><text:text-input text:description="xxx le xxx">urbanEventObj.getFormattedDate(withCityNamePrefix=True)</text:text-input></text:p>
      <text:p text:style-name="P6"/>
      <text:p text:style-name="P6"><office:annotation><dc:creator>Gauthier Bastien</dc:creator><dc:date>2011-01-13T14:56:41</dc:date><text:p text:style-name="P9"><text:span text:style-name="T9">do text</text:span></text:p><text:p text:style-name="P9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60325" style:font-name="arial" style:font-size-asian="12pt" style:font-size-complex="12pt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160325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60325" style:font-name="arial" style:font-size-asian="11pt" style:font-size-complex="11pt" style:text-underline-style="none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60325" style:font-name="Arial" style:font-size-asian="10pt" style:font-size-complex="10pt"/>
    </style:style>
    <style:style style:family="paragraph" style:name="P6" style:parent-style-name="UrbanBody">
      <style:text-properties style:font-name="arial" style:text-underline-style="none"/>
    </style:style>
    <style:style style:family="paragraph" style:name="P7" style:parent-style-name="UrbanBody">
      <style:text-properties fo:font-size="12pt" style:font-name="arial" style:font-size-asian="12pt" style:font-size-complex="12pt" style:text-underline-style="none"/>
    </style:style>
    <style:style style:family="paragraph" style:name="P8" style:parent-style-name="UrbanTitle">
      <style:text-properties officeooo:paragraph-rsid="00160325" style:font-name="arial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9">do text</text:span></text:p><text:p text:style-name="P9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6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6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8">Frais d'enquête</text:p>
      <text:p text:style-name="P6"/>
      <text:p text:style-name="P6"><text:span text:style-name="T8"/></text:p>
      <text:p text:style-name="P6"/>
      <text:p text:style-name="P6"><office:annotation><dc:creator>Gauthier Bastien</dc:creator><dc:date>2011-02-16T16:12:24</dc:date><text:p text:style-name="P9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9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7"/>
      <text:p text:style-name="P6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6"/>
      <text:p text:style-name="P6">Dès à présent, en vertu des dispositions de la délibération prise par le Conseil Communal en séance du [XXX], nous sommes dans l'obligation de vous réclamer le coût des frais d'expédition par la poste.</text:p>
      <text:p text:style-name="P6"/>
      <text:p text:style-name="P6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6"/>
      <text:p text:style-name="P6">Cette somme est à verser sur le compte 091-0124517-95 en indiquant la référence suivante : Frais postaux permis d'urbanisme.</text:p>
      <text:p text:style-name="P6"/>
      <text:p text:style-name="P6">Nous vous souhaitons bonne réception de la présente et vous prions d'agréer, Monsieur, l'expression <text:s/>de nos sentiments distingués.</text:p>
      <text:p text:style-name="P6"/>
      <text:p text:style-name="P6"><text:text-input text:description="xxx le xxx">urbanEventObj.getFormattedDate(withCityNamePrefix=True)</text:text-input></text:p>
      <text:p text:style-name="P6"/>
      <text:p text:style-name="P6"><office:annotation><dc:creator>Gauthier Bastien</dc:creator><dc:date>2011-01-13T14:56:41</dc:date><text:p text:style-name="P9"><text:span text:style-name="T9">do text</text:span></text:p><text:p text:style-name="P9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60325" style:font-name="arial" style:font-size-asian="12pt" style:font-size-complex="12pt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160325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60325" style:font-name="arial" style:font-size-asian="11pt" style:font-size-complex="11pt" style:text-underline-style="none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60325" style:font-name="Arial" style:font-size-asian="10pt" style:font-size-complex="10pt"/>
    </style:style>
    <style:style style:family="paragraph" style:name="P6" style:parent-style-name="UrbanBody">
      <style:text-properties style:font-name="arial" style:text-underline-style="none"/>
    </style:style>
    <style:style style:family="paragraph" style:name="P7" style:parent-style-name="UrbanBody">
      <style:text-properties fo:font-size="12pt" style:font-name="arial" style:font-size-asian="12pt" style:font-size-complex="12pt" style:text-underline-style="none"/>
    </style:style>
    <style:style style:family="paragraph" style:name="P8" style:parent-style-name="UrbanTitle">
      <style:text-properties officeooo:paragraph-rsid="00160325" style:font-name="arial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9">do text</text:span></text:p><text:p text:style-name="P9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6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6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8">Frais d'enquête</text:p>
      <text:p text:style-name="P6"/>
      <text:p text:style-name="P6"><text:span text:style-name="T8"/></text:p>
      <text:p text:style-name="P6"/>
      <text:p text:style-name="P6"><office:annotation><dc:creator>Gauthier Bastien</dc:creator><dc:date>2011-02-16T16:12:24</dc:date><text:p text:style-name="P9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9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7"/>
      <text:p text:style-name="P6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6"/>
      <text:p text:style-name="P6">Dès à présent, en vertu des dispositions de la délibération prise par le Conseil Communal en séance du [XXX], nous sommes dans l'obligation de vous réclamer le coût des frais d'expédition par la poste.</text:p>
      <text:p text:style-name="P6"/>
      <text:p text:style-name="P6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6"/>
      <text:p text:style-name="P6">Cette somme est à verser sur le compte 091-0124517-95 en indiquant la référence suivante : Frais postaux permis d'urbanisme.</text:p>
      <text:p text:style-name="P6"/>
      <text:p text:style-name="P6">Nous vous souhaitons bonne réception de la présente et vous prions d'agréer, Monsieur, l'expression <text:s/>de nos sentiments distingués.</text:p>
      <text:p text:style-name="P6"/>
      <text:p text:style-name="P6"><text:text-input text:description="xxx le xxx">urbanEventObj.getFormattedDate(withCityNamePrefix=True)</text:text-input></text:p>
      <text:p text:style-name="P6"/>
      <text:p text:style-name="P6"><office:annotation><dc:creator>Gauthier Bastien</dc:creator><dc:date>2011-01-13T14:56:41</dc:date><text:p text:style-name="P9"><text:span text:style-name="T9">do text</text:span></text:p><text:p text:style-name="P9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60325" style:font-name="arial" style:font-size-asian="12pt" style:font-size-complex="12pt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160325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60325" style:font-name="arial" style:font-size-asian="11pt" style:font-size-complex="11pt" style:text-underline-style="none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60325" style:font-name="Arial" style:font-size-asian="10pt" style:font-size-complex="10pt"/>
    </style:style>
    <style:style style:family="paragraph" style:name="P6" style:parent-style-name="UrbanBody">
      <style:text-properties style:font-name="arial" style:text-underline-style="none"/>
    </style:style>
    <style:style style:family="paragraph" style:name="P7" style:parent-style-name="UrbanBody">
      <style:text-properties fo:font-size="12pt" style:font-name="arial" style:font-size-asian="12pt" style:font-size-complex="12pt" style:text-underline-style="none"/>
    </style:style>
    <style:style style:family="paragraph" style:name="P8" style:parent-style-name="UrbanTitle">
      <style:text-properties officeooo:paragraph-rsid="00160325" style:font-name="arial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9">do text</text:span></text:p><text:p text:style-name="P9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6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6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8">Frais d'enquête</text:p>
      <text:p text:style-name="P6"/>
      <text:p text:style-name="P6"><text:span text:style-name="T8"/></text:p>
      <text:p text:style-name="P6"/>
      <text:p text:style-name="P6"><office:annotation><dc:creator>Gauthier Bastien</dc:creator><dc:date>2011-02-16T16:12:24</dc:date><text:p text:style-name="P9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9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7"/>
      <text:p text:style-name="P6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6"/>
      <text:p text:style-name="P6">Dès à présent, en vertu des dispositions de la délibération prise par le Conseil Communal en séance du [XXX], nous sommes dans l'obligation de vous réclamer le coût des frais d'expédition par la poste.</text:p>
      <text:p text:style-name="P6"/>
      <text:p text:style-name="P6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6"/>
      <text:p text:style-name="P6">Cette somme est à verser sur le compte 091-0124517-95 en indiquant la référence suivante : Frais postaux permis d'urbanisme.</text:p>
      <text:p text:style-name="P6"/>
      <text:p text:style-name="P6">Nous vous souhaitons bonne réception de la présente et vous prions d'agréer, Monsieur, l'expression <text:s/>de nos sentiments distingués.</text:p>
      <text:p text:style-name="P6"/>
      <text:p text:style-name="P6"><text:text-input text:description="xxx le xxx">urbanEventObj.getFormattedDate(withCityNamePrefix=True)</text:text-input></text:p>
      <text:p text:style-name="P6"/>
      <text:p text:style-name="P6"><office:annotation><dc:creator>Gauthier Bastien</dc:creator><dc:date>2011-01-13T14:56:41</dc:date><text:p text:style-name="P9"><text:span text:style-name="T9">do text</text:span></text:p><text:p text:style-name="P9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60325" style:font-name="arial" style:font-size-asian="12pt" style:font-size-complex="12pt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160325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60325" style:font-name="arial" style:font-size-asian="11pt" style:font-size-complex="11pt" style:text-underline-style="none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60325" style:font-name="Arial" style:font-size-asian="10pt" style:font-size-complex="10pt"/>
    </style:style>
    <style:style style:family="paragraph" style:name="P6" style:parent-style-name="UrbanBody">
      <style:text-properties style:font-name="arial" style:text-underline-style="none"/>
    </style:style>
    <style:style style:family="paragraph" style:name="P7" style:parent-style-name="UrbanBody">
      <style:text-properties fo:font-size="12pt" style:font-name="arial" style:font-size-asian="12pt" style:font-size-complex="12pt" style:text-underline-style="none"/>
    </style:style>
    <style:style style:family="paragraph" style:name="P8" style:parent-style-name="UrbanTitle">
      <style:text-properties officeooo:paragraph-rsid="00160325" style:font-name="arial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9">do text</text:span></text:p><text:p text:style-name="P9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6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6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8">Frais d'enquête</text:p>
      <text:p text:style-name="P6"/>
      <text:p text:style-name="P6"><text:span text:style-name="T8"/></text:p>
      <text:p text:style-name="P6"/>
      <text:p text:style-name="P6"><office:annotation><dc:creator>Gauthier Bastien</dc:creator><dc:date>2011-02-16T16:12:24</dc:date><text:p text:style-name="P9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9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7"/>
      <text:p text:style-name="P6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6"/>
      <text:p text:style-name="P6">Dès à présent, en vertu des dispositions de la délibération prise par le Conseil Communal en séance du [XXX], nous sommes dans l'obligation de vous réclamer le coût des frais d'expédition par la poste.</text:p>
      <text:p text:style-name="P6"/>
      <text:p text:style-name="P6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6"/>
      <text:p text:style-name="P6">Cette somme est à verser sur le compte 091-0124517-95 en indiquant la référence suivante : Frais postaux permis d'urbanisme.</text:p>
      <text:p text:style-name="P6"/>
      <text:p text:style-name="P6">Nous vous souhaitons bonne réception de la présente et vous prions d'agréer, Monsieur, l'expression <text:s/>de nos sentiments distingués.</text:p>
      <text:p text:style-name="P6"/>
      <text:p text:style-name="P6"><text:text-input text:description="xxx le xxx">urbanEventObj.getFormattedDate(withCityNamePrefix=True)</text:text-input></text:p>
      <text:p text:style-name="P6"/>
      <text:p text:style-name="P6"><office:annotation><dc:creator>Gauthier Bastien</dc:creator><dc:date>2011-01-13T14:56:41</dc:date><text:p text:style-name="P9"><text:span text:style-name="T9">do text</text:span></text:p><text:p text:style-name="P9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60325" style:font-name="arial" style:font-size-asian="12pt" style:font-size-complex="12pt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160325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60325" style:font-name="arial" style:font-size-asian="11pt" style:font-size-complex="11pt" style:text-underline-style="none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60325" style:font-name="Arial" style:font-size-asian="10pt" style:font-size-complex="10pt"/>
    </style:style>
    <style:style style:family="paragraph" style:name="P6" style:parent-style-name="UrbanBody">
      <style:text-properties style:font-name="arial" style:text-underline-style="none"/>
    </style:style>
    <style:style style:family="paragraph" style:name="P7" style:parent-style-name="UrbanBody">
      <style:text-properties fo:font-size="12pt" style:font-name="arial" style:font-size-asian="12pt" style:font-size-complex="12pt" style:text-underline-style="none"/>
    </style:style>
    <style:style style:family="paragraph" style:name="P8" style:parent-style-name="UrbanTitle">
      <style:text-properties officeooo:paragraph-rsid="00160325" style:font-name="arial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9">do text</text:span></text:p><text:p text:style-name="P9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6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6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8">Frais d'enquête</text:p>
      <text:p text:style-name="P6"/>
      <text:p text:style-name="P6"><text:span text:style-name="T8"/></text:p>
      <text:p text:style-name="P6"/>
      <text:p text:style-name="P6"><office:annotation><dc:creator>Gauthier Bastien</dc:creator><dc:date>2011-02-16T16:12:24</dc:date><text:p text:style-name="P9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9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7"/>
      <text:p text:style-name="P6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6"/>
      <text:p text:style-name="P6">Dès à présent, en vertu des dispositions de la délibération prise par le Conseil Communal en séance du [XXX], nous sommes dans l'obligation de vous réclamer le coût des frais d'expédition par la poste.</text:p>
      <text:p text:style-name="P6"/>
      <text:p text:style-name="P6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6"/>
      <text:p text:style-name="P6">Cette somme est à verser sur le compte 091-0124517-95 en indiquant la référence suivante : Frais postaux permis d'urbanisme.</text:p>
      <text:p text:style-name="P6"/>
      <text:p text:style-name="P6">Nous vous souhaitons bonne réception de la présente et vous prions d'agréer, Monsieur, l'expression <text:s/>de nos sentiments distingués.</text:p>
      <text:p text:style-name="P6"/>
      <text:p text:style-name="P6"><text:text-input text:description="xxx le xxx">urbanEventObj.getFormattedDate(withCityNamePrefix=True)</text:text-input></text:p>
      <text:p text:style-name="P6"/>
      <text:p text:style-name="P6"><office:annotation><dc:creator>Gauthier Bastien</dc:creator><dc:date>2011-01-13T14:56:41</dc:date><text:p text:style-name="P9"><text:span text:style-name="T9">do text</text:span></text:p><text:p text:style-name="P9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7:19.531174395</dc:date>
    <dc:language>fr-FR</dc:language>
    <meta:editing-cycles>79</meta:editing-cycles>
    <meta:editing-duration>P1DT7H30M40S</meta:editing-duration>
    <meta:document-statistic meta:table-count="1" meta:image-count="0" meta:object-count="0" meta:page-count="1" meta:paragraph-count="18" meta:word-count="184" meta:character-count="1530" meta:non-whitespace-character-count="1380"/>
    <meta:user-defined meta:name="Info 1"/>
    <meta:user-defined meta:name="Info 2"/>
    <meta:user-defined meta:name="Info 3"/>
    <meta:user-defined meta:name="Info 4"/>
  </office:meta>
</office:document-meta>
</file>